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2cm" fo:margin-right="-1cm" fo:text-align="center" style:justify-single-word="false" fo:text-indent="0cm" style:auto-text-indent="false" fo:background-color="transparent">
        <style:tab-stops>
          <style:tab-stop style:position="0.503cm"/>
        </style:tab-stops>
      </style:paragraph-properties>
      <style:text-properties style:font-name="Times New Roman" fo:font-size="11pt" officeooo:rsid="00132335" officeooo:paragraph-rsid="00132335" style:font-size-asian="9.60000038146973pt" style:font-size-complex="11pt"/>
    </style:style>
    <style:style style:name="P2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.503cm"/>
        </style:tab-stops>
      </style:paragraph-properties>
      <style:text-properties style:font-name="Times New Roman" fo:font-size="12pt" officeooo:rsid="00132335" officeooo:paragraph-rsid="00132335" style:font-size-asian="10.5pt" style:font-size-complex="12pt"/>
    </style:style>
    <style:style style:name="P3" style:family="paragraph" style:parent-style-name="Standard" style:master-page-name="">
      <loext:graphic-properties draw:fill="none"/>
      <style:paragraph-properties fo:margin-left="-2cm" fo:margin-right="-1cm" fo:text-align="center" style:justify-single-word="false" fo:text-indent="0cm" style:auto-text-indent="false" style:page-number="auto" fo:background-color="transparent">
        <style:tab-stops>
          <style:tab-stop style:position="0.503cm"/>
        </style:tab-stops>
      </style:paragraph-properties>
      <style:text-properties style:font-name="Times New Roman" fo:font-size="28pt" officeooo:rsid="00132335" officeooo:paragraph-rsid="00132335" style:font-size-asian="28pt" style:font-size-complex="28pt"/>
    </style:style>
    <style:style style:name="P4" style:family="paragraph" style:parent-style-name="Standard">
      <loext:graphic-properties draw:fill="none"/>
      <style:paragraph-properties fo:margin-left="-2cm" fo:margin-right="-1cm" fo:text-align="center" style:justify-single-word="false" fo:text-indent="0cm" style:auto-text-indent="false" fo:background-color="transparent">
        <style:tab-stops>
          <style:tab-stop style:position="0.503cm"/>
        </style:tab-stops>
      </style:paragraph-properties>
      <style:text-properties style:font-name="Times New Roman" fo:font-size="11pt" fo:language="en" fo:country="US" officeooo:rsid="00132335" officeooo:paragraph-rsid="00132335" style:font-size-asian="9.60000038146973pt" style:font-size-complex="11pt" loext:padding="0cm" loext:border="none"/>
    </style:style>
    <style:style style:name="P5" style:family="paragraph" style:parent-style-name="Standard">
      <loext:graphic-properties draw:fill="none"/>
      <style:paragraph-properties fo:margin-left="-2cm" fo:margin-right="-1cm" fo:text-align="center" style:justify-single-word="false" fo:text-indent="0cm" style:auto-text-indent="false" fo:background-color="transparent">
        <style:tab-stops>
          <style:tab-stop style:position="0.503cm"/>
        </style:tab-stops>
      </style:paragraph-properties>
      <style:text-properties style:font-name="Times New Roman" fo:font-size="12pt" fo:language="en" fo:country="US" fo:font-weight="bold" officeooo:rsid="00132335" officeooo:paragraph-rsid="00132335" style:font-size-asian="10.5pt" style:font-weight-asian="bold" style:font-size-complex="12pt" style:font-weight-complex="bold" loext:padding="0cm" loext:border="none"/>
    </style:style>
    <style:style style:name="P6" style:family="paragraph">
      <style:paragraph-properties fo:margin-left="0cm" fo:margin-right="0cm" fo:text-align="center" fo:text-indent="0cm">
        <style:tab-stops>
          <style:tab-stop style:position="-0.481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text-align="center" fo:text-indent="0cm" style:writing-mode="lr-tb">
        <style:tab-stops>
          <style:tab-stop style:position="-0.481cm"/>
        </style:tab-stops>
      </style:paragraph-properties>
      <style:text-properties style:font-name="Times New Roman" fo:font-size="10pt" fo:language="en" fo:country="US" fo:font-weight="normal" style:font-weight-asian="normal" style:font-name-complex="Times New Roman" style:font-size-complex="10pt" style:font-weight-complex="normal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0" style:family="paragraph">
      <style:paragraph-properties fo:margin-left="0cm" fo:margin-right="0cm" fo:text-align="start" fo:text-indent="0cm">
        <style:tab-stops>
          <style:tab-stop style:position="-0.273cm"/>
        </style:tab-stops>
      </style:paragraph-properties>
    </style:style>
    <style:style style:name="P11" style:family="paragraph">
      <loext:graphic-properties draw:fill="none" draw:fill-color="#ffffff"/>
      <style:paragraph-properties fo:margin-left="0cm" fo:margin-right="0cm" fo:text-align="start" fo:text-indent="0cm" style:writing-mode="lr-tb">
        <style:tab-stops>
          <style:tab-stop style:position="-0.273cm"/>
        </style:tab-stops>
      </style:paragraph-properties>
      <style:text-properties style:font-name="Times New Roman" fo:font-size="10pt" fo:language="en" fo:country="US" fo:font-weight="normal" style:font-weight-asian="normal" style:font-name-complex="Times New Roman" style:font-size-complex="10pt" style:font-weight-complex="normal"/>
    </style:style>
    <style:style style:name="P12" style:family="paragraph">
      <style:paragraph-properties fo:margin-left="0cm" fo:margin-right="0cm" fo:text-align="start" fo:text-indent="0cm">
        <style:tab-stops>
          <style:tab-stop style:position="-0.481cm"/>
        </style:tab-stops>
      </style:paragraph-properties>
    </style:style>
    <style:style style:name="P13" style:family="paragraph">
      <loext:graphic-properties draw:fill="none" draw:fill-color="#ffffff"/>
      <style:paragraph-properties fo:margin-left="0cm" fo:margin-right="0cm" fo:text-align="start" fo:text-indent="0cm" style:writing-mode="lr-tb">
        <style:tab-stops>
          <style:tab-stop style:position="-0.481cm"/>
        </style:tab-stops>
      </style:paragraph-properties>
      <style:text-properties style:font-name="Times New Roman" fo:font-size="10pt" fo:language="en" fo:country="US" fo:font-weight="normal" style:font-weight-asian="normal" style:font-name-complex="Times New Roman" style:font-size-complex="10pt" style:font-weight-complex="normal"/>
    </style:style>
    <style:style style:name="P14" style:family="paragraph">
      <loext:graphic-properties draw:fill="none" draw:fill-color="#ffffff"/>
      <style:paragraph-properties fo:margin-left="0cm" fo:margin-right="0cm" fo:text-align="start" fo:text-indent="0cm" style:writing-mode="lr-tb">
        <style:tab-stops>
          <style:tab-stop style:position="-0.481cm"/>
        </style:tab-stops>
      </style:paragraph-properties>
      <style:text-properties style:font-name="Times New Roman" fo:font-size="10pt" fo:language="en" fo:country="US" fo:font-weight="bold" style:font-name-complex="Times New Roman" style:font-size-complex="10pt" style:font-weight-complex="bold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2pt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margin-left="0cm" fo:margin-right="0cm" fo:text-align="center" fo:text-indent="0cm" style:writing-mode="lr-tb">
        <style:tab-stops>
          <style:tab-stop style:position="-0.481cm"/>
        </style:tab-stops>
      </style:paragraph-properties>
      <style:text-properties style:font-name="Times New Roman" fo:font-size="10pt" fo:language="en" fo:country="US" fo:font-weight="bold" style:font-name-complex="Times New Roman" style:font-size-complex="10pt" style:font-weight-complex="bold"/>
    </style:style>
    <style:style style:name="P17" style:family="paragraph">
      <style:paragraph-properties fo:margin-left="0cm" fo:margin-right="0cm" fo:text-align="center" fo:text-indent="0cm">
        <style:tab-stops>
          <style:tab-stop style:position="-0.273cm"/>
        </style:tab-stops>
      </style:paragraph-properties>
    </style:style>
    <style:style style:name="P18" style:family="paragraph">
      <loext:graphic-properties draw:fill="none" draw:fill-color="#ffffff"/>
      <style:paragraph-properties fo:margin-left="0cm" fo:margin-right="0cm" fo:text-align="center" fo:text-indent="0cm" style:writing-mode="lr-tb">
        <style:tab-stops>
          <style:tab-stop style:position="-0.273cm"/>
        </style:tab-stops>
      </style:paragraph-properties>
      <style:text-properties style:font-name="Times New Roman" fo:font-size="10pt" fo:language="en" fo:country="US" fo:font-weight="bold" style:font-name-complex="Times New Roman" style:font-size-complex="10pt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language="en" fo:country="US" loext:padding="0cm" loext:border="none"/>
    </style:style>
    <style:style style:name="T2" style:family="text">
      <style:text-properties fo:color="#000000" loext:opacity="100%" style:font-name="Times New Roman" fo:font-size="10pt" fo:language="en" fo:country="US" fo:font-style="normal" fo:font-weight="normal" style:font-style-asian="normal" style:font-weight-asian="normal" style:font-name-complex="Times New Roman" style:font-size-complex="10pt" style:font-style-complex="normal" style:font-weight-complex="normal"/>
    </style:style>
    <style:style style:name="T3" style:family="text">
      <style:text-properties fo:color="#c9211e" loext:opacity="100%" style:font-name="Times New Roman" fo:font-size="10pt" fo:language="en" fo:country="US" fo:font-style="italic" fo:font-weight="normal" style:font-style-asian="italic" style:font-weight-asian="normal" style:font-name-complex="Times New Roman" style:font-size-complex="10pt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c9211e" loext:opacity="100%" style:font-name="Times New Roman" fo:font-size="10pt" fo:language="en" fo:country="US" fo:font-style="normal" fo:font-weight="normal" style:font-style-asian="normal" style:font-weight-asian="normal" style:font-name-complex="Times New Roman" style:font-size-complex="10pt" style:font-style-complex="normal" style:font-weight-complex="normal"/>
    </style:style>
    <style:style style:name="T6" style:family="text">
      <style:text-properties fo:color="#000000" loext:opacity="100%" style:font-name="Times New Roman" fo:font-size="10pt" fo:language="en" fo:country="US" fo:font-style="normal" fo:font-weight="bold" style:font-style-asian="normal" style:font-name-complex="Times New Roman" style:font-size-complex="10pt" style:font-style-complex="normal" style:font-weight-complex="bold"/>
    </style:style>
    <style:style style:name="T7" style:family="text">
      <style:text-properties fo:color="#000000" loext:opacity="100%" style:font-name="Times New Roman" fo:font-size="10pt" fo:language="en" fo:country="US" fo:font-style="normal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" style:family="text">
      <style:text-properties fo:color="#000000" loext:opacity="100%" style:font-name="Times New Roman" fo:font-size="10pt" fo:language="en" fo:country="US" fo:font-style="normal" style:font-style-asian="normal" style:font-name-complex="Times New Roman" style:font-size-complex="10pt" style:font-style-complex="normal"/>
    </style:style>
    <style:style style:name="T9" style:family="text">
      <style:text-properties fo:font-size="12pt" fo:font-weight="bold" style:font-weight-asian="bold" style:font-weight-complex="bold"/>
    </style:style>
    <style:style style:name="T10" style:family="text">
      <style:text-properties style:font-name="Times New Roman" fo:font-size="10pt" fo:language="en" fo:country="US" fo:font-weight="bold" style:font-name-complex="Times New Roman" style:font-size-complex="10pt" style:font-weight-complex="bold"/>
    </style:style>
    <style:style style:name="T11" style:family="text">
      <style:text-properties fo:color="#c9211e" loext:opacity="100%" style:font-name="Times New Roman" fo:font-size="10pt" fo:language="en" fo:country="US" fo:font-style="italic" style:font-name-complex="Times New Roman" style:font-size-complex="10pt" style:font-style-complex="italic"/>
    </style:style>
    <style:style style:name="T12" style:family="text">
      <style:text-properties fo:color="#000000" loext:opacity="100%" style:font-name="Times New Roman" fo:font-size="10pt" fo:language="en" fo:country="US" fo:font-style="normal" fo:font-weight="bold" style:font-style-asian="normal" style:font-weight-asian="bold" style:font-name-complex="Times New Roman" style:font-size-complex="10pt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3.2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8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2.5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NNOR LANGAN</text:p>
      <text:p text:style-name="P1"><text:span text:style-name="T1">Cartwright, MB, R0K0L0 <text:s text:c="9"/>431-338-0441 <text:s text:c="6"/></text:span><text:a xlink:type="simple" xlink:href="mailto:connorjameslangan@gmail.com" office:target-frame-name="_blank" xlink:show="new" text:style-name="Internet_20_link" text:visited-style-name="Visited_20_Internet_20_Link"><text:span text:style-name="T1">connorjameslangan@gmail.com</text:span></text:a> </text:p>
      <text:p text:style-name="P4">______________________________________________________________________________________________________</text:p>
      <text:p text:style-name="P4"/>
      <text:p text:style-name="P5">WORK EXPERIENCE</text:p>
      <text:p text:style-name="P2"><draw:frame text:anchor-type="paragraph" draw:z-index="0" draw:name="Text Frame 1" draw:style-name="gr4" draw:text-style-name="P16" svg:width="10.593cm" svg:height="2.59cm" svg:x="-2.35cm" svg:y="0.429cm"><draw:text-box><text:p text:style-name="P6"><text:span text:style-name="T10">Louise Recreation Commission, Pilot Mound, MB</text:span></text:p><text:p text:style-name="P6"><text:span text:style-name="T11">Lifeguard/Water Safety Instructor, June 2020 – August 2022</text:span></text:p><text:p text:style-name="P12"><text:span text:style-name="T8">● <text:s text:c="3"/></text:span><text:span text:style-name="T8">Examine injured persons and administer first aid or cardiopulmonary <text:s text:c="10"/>resuscitation, using training and medical supplies and equipment.</text:span></text:p><text:p text:style-name="P12"><text:span text:style-name="T8">● <text:s text:c="3"/></text:span><text:span text:style-name="T8">Maintain quality of pool water by testing chemical levels.</text:span></text:p><text:p text:style-name="P12"><text:span text:style-name="T8">● <text:s text:c="3"/></text:span><text:span text:style-name="T8">Teach water safety knowledge and abilities to any skill level</text:span></text:p></draw:text-box></draw:frame><draw:frame text:anchor-type="paragraph" draw:z-index="1" draw:name="Text Frame 2" draw:style-name="gr4" draw:text-style-name="P18" svg:width="10.593cm" svg:height="2.59cm" svg:x="8.363cm" svg:y="0.404cm"><draw:text-box><text:p text:style-name="P17"><text:span text:style-name="T10">Rainbow Trailers, Cartwright, MB</text:span></text:p><text:p text:style-name="P17"><text:span text:style-name="T11">Trailer Loading, Finishing, and Deportation, May 2021 – August 2022 </text:span></text:p><text:p text:style-name="P10"><text:span text:style-name="T8">● <text:s text:c="3"/></text:span><text:span text:style-name="T8">Operate heavy-duty cranes to lift and stack trailers </text:span></text:p><text:p text:style-name="P10"><text:span text:style-name="T8">● <text:s text:c="3"/></text:span><text:span text:style-name="T8">Install electrical products, paint, and other appliances onto trailers.</text:span></text:p><text:p text:style-name="P10"><text:span text:style-name="T8">● <text:s text:c="3"/></text:span><text:span text:style-name="T8">Gather and load various trailer parts for deportation to other branches</text:span></text:p><text:p text:style-name="P10"><text:span text:style-name="T8">● <text:s text:c="3"/></text:span><text:span text:style-name="T8">Operate Forklift to tow and lift trailers and other materials</text:span></text:p></draw:text-box></draw:frame><draw:frame text:anchor-type="paragraph" draw:z-index="2" draw:name="Text Frame 3" draw:style-name="gr2" draw:text-style-name="P19" svg:width="21.589cm" svg:height="0.53cm" svg:x="-4.486cm" svg:y="3.339cm"><draw:text-box><text:p text:style-name="P8"><text:span text:style-name="T4">EDUCATION</text:span></text:p></draw:text-box></draw:frame><draw:frame text:anchor-type="paragraph" draw:z-index="3" draw:name="Text Frame 4" draw:style-name="gr4" draw:text-style-name="P18" svg:width="10.593cm" svg:height="2.59cm" svg:x="-2.364cm" svg:y="3.967cm"><draw:text-box><text:p text:style-name="P17"><text:span text:style-name="T10">Brandon University</text:span></text:p><text:p text:style-name="P17"><text:span text:style-name="T11">Expected Graduation April 2026</text:span></text:p><text:p text:style-name="P10"><text:span text:style-name="T8">● <text:s text:c="3"/></text:span><text:span text:style-name="T12">GPA:</text:span><text:span text:style-name="T8"> <text:s text:c="2"/>4.3 / 4.3</text:span></text:p><text:p text:style-name="P10"><text:span text:style-name="T8">● <text:s text:c="3"/></text:span><text:span text:style-name="T12">Major</text:span><text:span text:style-name="T8">: <text:s/>Computer Science</text:span></text:p><text:p text:style-name="P10"><text:span text:style-name="T8">● <text:s text:c="2"/></text:span><text:span text:style-name="T12"><text:s/></text:span><text:span text:style-name="T12">Minor: </text:span><text:span text:style-name="T8"><text:s/>Business</text:span></text:p><text:p text:style-name="P10"><text:span text:style-name="T8">● <text:s text:c="3"/></text:span><text:span text:style-name="T12">Relevant Courses:</text:span><text:span text:style-name="T2"> <text:s/>Financial Accounting</text:span></text:p></draw:text-box></draw:frame><draw:frame text:anchor-type="paragraph" draw:z-index="4" draw:name="Text Frame 5" draw:style-name="gr3" draw:text-style-name="P16" svg:width="10.593cm" svg:height="2.842cm" svg:x="8.35cm" svg:y="3.967cm"><draw:text-box><text:p text:style-name="P6"><text:span text:style-name="T10">Cartwrigtht School</text:span></text:p><text:p text:style-name="P6"><text:span text:style-name="T11">Graduated June 2022</text:span></text:p><text:p text:style-name="P12"><text:span text:style-name="T8">● <text:s text:c="3"/></text:span><text:span text:style-name="T12">High School Grade Average:</text:span><text:span text:style-name="T8"> <text:s/>98%</text:span></text:p><text:p text:style-name="P12"><text:span text:style-name="T8">● <text:s text:c="3"/></text:span><text:span text:style-name="T12">Relevant Courses:</text:span><text:span text:style-name="T2"> <text:s/>Chemistry 40S</text:span></text:p><text:p text:style-name="P12"><text:span text:style-name="T8">● <text:s text:c="3"/></text:span><text:span text:style-name="T12">Extracurricular Activities: <text:s/></text:span><text:span text:style-name="T2">Volleyball(Captain), Baseball, <text:s text:c="24"/>Basketball, Hockey, Track &amp; Field</text:span></text:p><text:p text:style-name="P12"><text:span text:style-name="T8"/></text:p></draw:text-box></draw:frame><draw:frame text:anchor-type="paragraph" draw:z-index="5" draw:name="Text Frame 6" draw:style-name="gr2" draw:text-style-name="P15" svg:width="21.589cm" svg:height="0.53cm" svg:x="-2.648cm" svg:y="6.809cm"><draw:text-box><text:p text:style-name="P8"><text:span text:style-name="T9">AWARDS, HONOURS, &amp; SCHOLARSHIPS</text:span></text:p></draw:text-box></draw:frame><draw:frame text:anchor-type="paragraph" draw:z-index="6" draw:name="Text Frame 7" draw:style-name="gr3" draw:text-style-name="P14" svg:width="10.429cm" svg:height="2.842cm" svg:x="-2.399cm" svg:y="7.518cm"><draw:text-box><text:p text:style-name="P12"><text:span text:style-name="T6">● <text:s text:c="3"/></text:span><text:span text:style-name="T7">Governor General Academic Medal - Grade 12</text:span></text:p><text:p text:style-name="P12"><text:span text:style-name="T8">● <text:s text:c="3"/></text:span><text:span text:style-name="T8">Boundary Co-op Scholarship for Academic Standing – Grade 12</text:span></text:p><text:p text:style-name="P12"><text:span text:style-name="T8">● <text:s text:c="3"/></text:span><text:span text:style-name="T8">Work Ethic &amp; Community Volunteer Scholarship – Grade 12</text:span></text:p><text:p text:style-name="P12"><text:span text:style-name="T8">● <text:s text:c="3"/></text:span><text:span text:style-name="T8">Pembina Tigers Bursary Scholarship – Grade 12</text:span></text:p><text:p text:style-name="P12"><text:span text:style-name="T8">● <text:s text:c="3"/></text:span><text:span text:style-name="T8">MHSAA Credit Union Scholar-Athlete Certificate – Grade 12</text:span></text:p><text:p text:style-name="P12"><text:span text:style-name="T8">● <text:s text:c="3"/></text:span><text:span text:style-name="T8">Hockey Manitoba Ian Heather Scholarship for Academic <text:s text:c="27"/>Performance, Community &amp; Hockey Involvement – Grade 12</text:span></text:p></draw:text-box></draw:frame><draw:frame text:anchor-type="paragraph" draw:z-index="7" draw:name="Text Frame 9" draw:style-name="gr3" draw:text-style-name="P13" svg:width="10.074cm" svg:height="2.842cm" svg:x="8.137cm" svg:y="7.505cm"><draw:text-box><text:p text:style-name="P12"><text:span text:style-name="T2">● <text:s text:c="3"/></text:span><text:span text:style-name="T2">Brandon University Douglas Simpson Scholarship</text:span></text:p><text:p text:style-name="P12"><text:span text:style-name="T2">● <text:s text:c="3"/></text:span><text:span text:style-name="T2">Brandon University Board of Governors Entrance Scholarship</text:span></text:p><text:p text:style-name="P12"><text:span text:style-name="T2">● <text:s text:c="3"/></text:span><text:span text:style-name="T2">Askew Memorial Scholarship for Canadian History – Grade 11</text:span></text:p><text:p text:style-name="P12"><text:span text:style-name="T2">● <text:s text:c="3"/></text:span><text:span text:style-name="T2">Askew Memorial Scholarship for highest Academic Standing <text:s text:c="16"/>Aggregate – Grade 11 &amp; Grade 10</text:span></text:p><text:p text:style-name="P12"><text:span text:style-name="T2">● <text:s text:c="3"/></text:span><text:span text:style-name="T2">Askew Memorial Scholarship for History – Grade 10</text:span></text:p><text:p text:style-name="P12"><text:span text:style-name="T2">● <text:s text:c="3"/></text:span><text:span text:style-name="T2">General Achievement – Grade 9</text:span></text:p></draw:text-box></draw:frame><draw:frame text:anchor-type="paragraph" draw:z-index="8" draw:name="Text Frame 8" draw:style-name="gr2" draw:text-style-name="P9" svg:width="10.699cm" svg:height="0.53cm" svg:x="8.246cm" svg:y="10.964cm"><draw:text-box><text:p text:style-name="P8"><text:span text:style-name="T4">CERTIFICATIONS</text:span></text:p></draw:text-box></draw:frame><draw:frame text:anchor-type="paragraph" draw:z-index="9" draw:name="Text Frame 10" draw:style-name="gr2" draw:text-style-name="P9" svg:width="10.699cm" svg:height="0.53cm" svg:x="-2.568cm" svg:y="10.94cm"><draw:text-box><text:p text:style-name="P8"><text:span text:style-name="T4">VOLUNTEER EXPERIENCE</text:span></text:p></draw:text-box></draw:frame><draw:frame text:anchor-type="paragraph" draw:z-index="10" draw:name="Text Frame 11" draw:style-name="gr3" draw:text-style-name="P13" svg:width="10.429cm" svg:height="2.842cm" svg:x="-2.418cm" svg:y="11.675cm"><draw:text-box><text:p text:style-name="P12"><text:span text:style-name="T2">● <text:s text:c="3"/></text:span><text:span text:style-name="T2">Pilot Mound Triathlon Volunteer and Participant</text:span></text:p><text:p text:style-name="P12"><text:span text:style-name="T2">● <text:s text:c="3"/></text:span><text:span text:style-name="T2">High School Provincial Hockey Worker</text:span></text:p><text:p text:style-name="P12"><text:span text:style-name="T2">● <text:s text:c="3"/></text:span><text:span text:style-name="T2">CCIS Service Auction</text:span></text:p><text:p text:style-name="P12"><text:span text:style-name="T2">● <text:s text:c="3"/></text:span><text:span text:style-name="T2">Ball Diamond Maintenance</text:span></text:p><text:p text:style-name="P12"><text:span text:style-name="T2">● <text:s text:c="3"/></text:span><text:span text:style-name="T2">Clipperdome Canteen Worker</text:span></text:p><text:p text:style-name="P12"><text:span text:style-name="T2">● <text:s text:c="3"/></text:span><text:span text:style-name="T2">Hockey Referee</text:span></text:p><text:p text:style-name="P12"><text:span text:style-name="T2">● <text:s text:c="3"/></text:span><text:span text:style-name="T2">Volleyball Scorekeeper</text:span></text:p></draw:text-box></draw:frame><draw:frame text:anchor-type="paragraph" draw:z-index="11" draw:name="Text Frame 12" draw:style-name="gr3" draw:text-style-name="P13" svg:width="10.429cm" svg:height="2.842cm" svg:x="8.13cm" svg:y="11.626cm"><draw:text-box><text:p text:style-name="P12"><text:span text:style-name="T2">● <text:s text:c="3"/></text:span><text:span text:style-name="T2">Standard First Aid</text:span></text:p><text:p text:style-name="P12"><text:span text:style-name="T2">● <text:s text:c="3"/></text:span><text:span text:style-name="T2">Swim For Life Instructor</text:span></text:p><text:p text:style-name="P12"><text:span text:style-name="T2">● <text:s text:c="3"/></text:span><text:span text:style-name="T2">National Lifeguard (NLS) <text:s/></text:span><text:span text:style-name="T5">Will Recert before end of April 2023</text:span></text:p><text:p text:style-name="P12"><text:span text:style-name="T2">● <text:s text:c="3"/></text:span><text:span text:style-name="T2">Babysitting &amp; Childcare</text:span></text:p><text:p text:style-name="P12"><text:span text:style-name="T2">● <text:s text:c="3"/></text:span><text:span text:style-name="T2">Bronze Cross &amp; Medallion</text:span></text:p><text:p text:style-name="P12"><text:span text:style-name="T2">● <text:s text:c="3"/></text:span><text:span text:style-name="T2">WHIMIS 2015 for Workers</text:span></text:p><text:p text:style-name="P12"><text:span text:style-name="T2">● <text:s text:c="3"/></text:span><text:span text:style-name="T2">Forklift License</text:span></text:p></draw:text-box></draw:frame><draw:frame text:anchor-type="paragraph" draw:z-index="13" draw:name="Text Frame 14" draw:style-name="gr3" draw:text-style-name="P11" svg:width="10.429cm" svg:height="2.842cm" svg:x="-2.445cm" svg:y="15.799cm"><draw:text-box><text:p text:style-name="P10"><text:span text:style-name="T2">● <text:s text:c="3"/></text:span><text:span text:style-name="T2">Strong Communication with &amp; Understanding of Children </text:span></text:p><text:p text:style-name="P10"><text:span text:style-name="T2">● <text:s text:c="3"/></text:span><text:span text:style-name="T2">Solid Teamwork and Excellent Leadership Skills</text:span></text:p><text:p text:style-name="P10"><text:span text:style-name="T2">● <text:s text:c="3"/></text:span><text:span text:style-name="T2">Quick Thinking and Understanding of Situations</text:span></text:p><text:p text:style-name="P10"><text:span text:style-name="T2">● <text:s text:c="3"/></text:span><text:span text:style-name="T2">Ability to Communicate well with patrons</text:span></text:p><text:p text:style-name="P10"><text:span text:style-name="T2">● <text:s text:c="3"/></text:span><text:span text:style-name="T2">Spreadsheet Skills</text:span></text:p><text:p text:style-name="P10"><text:span text:style-name="T2">● <text:s text:c="3"/></text:span><text:span text:style-name="T2">Deep Understanding of Technology</text:span></text:p><text:p text:style-name="P10"><text:span text:style-name="T2">● <text:s text:c="3"/></text:span><text:span text:style-name="T2">Can Repair and Fix Simple to Intermediate Mechanical Failures</text:span></text:p></draw:text-box></draw:frame><draw:frame text:anchor-type="paragraph" draw:z-index="12" draw:name="Text Frame 13" draw:style-name="gr2" draw:text-style-name="P9" svg:width="10.699cm" svg:height="0.53cm" svg:x="-2.646cm" svg:y="15.125cm"><draw:text-box><text:p text:style-name="P8"><text:span text:style-name="T4">ADDITIONAL SKILLS</text:span></text:p></draw:text-box></draw:frame><draw:frame text:anchor-type="paragraph" draw:z-index="14" draw:name="Text Frame 15" draw:style-name="gr2" draw:text-style-name="P9" svg:width="10.699cm" svg:height="0.53cm" svg:x="8.052cm" svg:y="15.125cm"><draw:text-box><text:p text:style-name="P8"><text:span text:style-name="T4">REFERENCES</text:span></text:p></draw:text-box></draw:frame><draw:frame text:anchor-type="paragraph" draw:z-index="15" draw:name="Text Frame 16" draw:style-name="gr1" draw:text-style-name="P7" svg:width="10.429cm" svg:height="3.248cm" svg:x="8.16cm" svg:y="15.774cm"><draw:text-box><text:p text:style-name="P6"><text:span text:style-name="T2">Riley Kemp, Principal and Teacher, Cartwright School </text:span></text:p><text:p text:style-name="P6"><text:span text:style-name="T3">(204) 529-2667 – rkemp@prspirit.org - Teacher/Principal</text:span><text:span text:style-name="T2"> </text:span></text:p><text:p text:style-name="P6"><text:span text:style-name="T2"/></text:p><text:p text:style-name="P6"><text:span text:style-name="T2"><text:s/></text:span><text:span text:style-name="T2">Drew Haight, High School Teacher, Cartwright School </text:span></text:p><text:p text:style-name="P6"><text:span text:style-name="T3">(204) 825-4609 – dhaight@prspirit.org - Teacher/Coach </text:span></text:p><text:p text:style-name="P6"><text:span text:style-name="T3"/></text:p><text:p text:style-name="P6"><text:span text:style-name="T2"><text:s/></text:span><text:span text:style-name="T2">Troy Chandler, High School Teacher, Cartwright School </text:span></text:p><text:p text:style-name="P6"><text:span text:style-name="T3">(204) 573-1637 – tchandler@prspirit.org - Teacher/Coach 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479cm" style:type="center"/>
          <style:tab-stop style:position="16.96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646cm" fo:margin-right="1.98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31T18:29:34.601000000</meta:creation-date>
    <dc:date>2023-01-31T21:13:08.112000000</dc:date>
    <meta:editing-duration>PT1H32M39S</meta:editing-duration>
    <meta:editing-cycles>3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4" meta:word-count="10" meta:character-count="209" meta:non-whitespace-character-count="187"/>
  </office:meta>
</office:document-meta>
</file>